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ceipt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ceiptAdvice">
            <text:p>ReceiptAdvice</text:p>
          </table:table-cell>
          <table:table-cell table:style-name="ce8" office:value-type="string" office:string-value="Receipt Advice. Details">
            <text:p>Receipt Advice. Details</text:p>
          </table:table-cell>
          <table:table-cell table:style-name="ce8" office:value-type="string" office:string-value=""/>
          <table:table-cell table:style-name="ce8" office:value-type="string" office:string-value="Receipt Advice">
            <text:p>Receipt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Receipt, Delivery Acknowledgement">
            <text:p>Receipt, Delivery Acknowledgem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receipt of goods and services.">
            <text:p>A document used to describe the receipt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ceipt Advice. UBL Version Identifier. Identifier">
            <text:p>Receipt Advice. UBL Vers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ceipt Advice. Customization Identifier. Identifier">
            <text:p>Receipt Advice. Customiza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ceipt Advice. Profile Identifier. Identifier">
            <text:p>Receipt Advice. Profile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ceipt Advice. Profile Execution Identifier. Identifier">
            <text:p>Receipt Advice. Profile Execu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ceipt Advice. Identifier">
            <text:p>Receipt Advice.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ceipt Advice. Copy_ Indicator. Indicator">
            <text:p>Receipt Advice. Copy_ Indicator. Indicator</text:p>
          </table:table-cell>
          <table:table-cell table:style-name="ce9" office:value-type="string" office:string-value=""/>
          <table:table-cell office:value-type="string" table:style-name="ce9" office:string-value="Receipt Advice">
            <text:p>Receipt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ceipt Advice. UUID. Identifier">
            <text:p>Receipt Advice. UUID.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ceipt Advice. Issue Date. Date">
            <text:p>Receipt Advice. Issue Date. Dat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ceipt Advice. Issue Time. Time">
            <text:p>Receipt Advice. Issue Time. Tim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Receipt Advice. Document Status Code. Code">
            <text:p>Receipt Advice. Document Status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Receipt Advice with respect to its original state. This code may be used if the document precedes the event and is subsequently found to be incorrect and in need of cancellation or revision.">
            <text:p>A code signifying the status of the Receipt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ceiptAdviceTypeCode">
            <text:p>ReceiptAdviceTypeCode</text:p>
          </table:table-cell>
          <table:table-cell office:value-type="string" table:style-name="ce9" office:string-value="Receipt Advice. Receipt Advice Type Code. Code">
            <text:p>Receipt Advice. Receipt Advice Type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Receipt Advice Type">
            <text:p>Receipt Advice Type</text:p>
          </table:table-cell>
          <table:table-cell office:value-type="string" table:style-name="ce9" office:string-value="Code">
            <text:p>Code</text:p>
          </table:table-cell>
          <table:table-cell office:value-type="string" table:style-name="ce11" table:formula="of:=IF([.F13]&lt;&gt;&quot;&quot;;CONCATENATE([.F13];&quot; &quot;;[.G13]);[.G13])" office:string-value="Receipt Advice Type Code">
            <text:p>Receipt Advice Type Code</text:p>
          </table:table-cell>
          <table:table-cell office:value-type="string" table:style-name="ce9" office:string-value="Code">
            <text:p>Code</text:p>
          </table:table-cell>
          <table:table-cell office:value-type="string" table:style-name="ce9" office:string-value="Receipt Advice Type">
            <text:p>Receipt Advice Type</text:p>
          </table:table-cell>
          <table:table-cell office:value-type="string" table:style-name="ce11" table:formula="of:=IF([.J13]&lt;&gt;&quot;&quot;;CONCATENATE([.J13];&quot;_ &quot;;[.I13];&quot;. Type&quot;);CONCATENATE([.I13];&quot;. Type&quot;))" office:string-value="Receipt Advice Type_ Code. Type">
            <text:p>Receipt Advice Type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ceipt Advice.">
            <text:p>A code signifying the type of the Receipt Adv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ceipt Advice. Note. Text">
            <text:p>Receipt Advice. Note. Text</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ceipt Advice. Line Count. Numeric">
            <text:p>Receipt Advice. Line Count. Numeric</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ceipt Lines in this document.">
            <text:p>The number of Receipt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Receipt Advice. Order Reference">
            <text:p>Receipt Advice. Order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associated with this Receipt Advice.">
            <text:p>A reference to an Order associated with this Receipt Advic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espatchDocumentReference">
            <text:p>DespatchDocumentReference</text:p>
          </table:table-cell>
          <table:table-cell table:style-name="ce10" office:value-type="string" office:string-value="Receipt Advice. Despatch_ Document Reference. Document Reference">
            <text:p>Receipt Advice. Despatch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ceipt Advice. Additional_ Document Reference. Document Reference">
            <text:p>Receipt Advice. Additional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ceipt Advice. Signature">
            <text:p>Receipt Advice. Signatur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Receipt Advice. Delivery_ Customer Party. Customer Party">
            <text:p>Receipt Advice. Delivery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ustomer party.">
            <text:p>The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espatchSupplierParty">
            <text:p>DespatchSupplierParty</text:p>
          </table:table-cell>
          <table:table-cell table:style-name="ce10" office:value-type="string" office:string-value="Receipt Advice. Despatch_ Supplier Party. Supplier Party">
            <text:p>Receipt Advice. Despatch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upplier party.">
            <text:p>The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ceipt Advice. Buyer_ Customer Party. Customer Party">
            <text:p>Receipt Advice. Buyer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Receipt Advice. Seller_ Supplier Party. Supplier Party">
            <text:p>Receipt Advice. Seller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Receipt Advice. Shipment">
            <text:p>Receipt Advice. Shipment</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Details about the Shipment.">
            <text:p>Details about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ceiptLine">
            <text:p>ReceiptLine</text:p>
          </table:table-cell>
          <table:table-cell table:style-name="ce10" office:value-type="string" office:string-value="Receipt Advice. Receipt Line">
            <text:p>Receipt Advice. Receipt Lin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Receipt Line">
            <text:p>Receipt Line</text:p>
          </table:table-cell>
          <table:table-cell table:style-name="ce10" office:value-type="string" office:string-value="Receipt Line">
            <text:p>Receip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ceipt Line">
            <text:p>Receip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tailing a kind of item received.">
            <text:p>A line detailing a kind of item receiv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